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fo:language="it" fo:country="IT"/>
    </style:style>
    <style:style style:name="T4" style:parent-style-name="DefaultParagraphFont" style:family="text">
      <style:text-properties fo:language="it" fo:country="IT"/>
    </style:style>
    <style:style style:name="T5" style:parent-style-name="DefaultParagraphFont" style:family="text">
      <style:text-properties fo:language="it" fo:country="IT"/>
    </style:style>
    <style:style style:name="P6" style:parent-style-name="Normal" style:family="paragraph">
      <style:text-properties fo:font-weight="bold" style:font-weight-asian="bold" style:font-weight-complex="bold"/>
    </style:style>
    <style:style style:name="P7" style:parent-style-name="Normal" style:family="paragraph">
      <style:text-properties fo:font-weight="bold" style:font-weight-asian="bold" style:font-weight-complex="bold"/>
    </style:style>
    <style:style style:name="P8" style:parent-style-name="Normal" style:family="paragraph">
      <style:text-properties fo:font-weight="bold" style:font-weight-asian="bold" style:font-weight-complex="bold"/>
    </style:style>
    <style:style style:name="P9" style:parent-style-name="Normal" style:family="paragraph">
      <style:text-properties fo:font-weight="bold" style:font-weight-asian="bold" style:font-weight-complex="bold"/>
    </style:style>
    <style:style style:name="P10" style:parent-style-name="Normal" style:family="paragraph">
      <style:text-properties fo:font-weight="bold" style:font-weight-asian="bold" style:font-weight-complex="bold"/>
    </style:style>
    <style:style style:name="P11" style:parent-style-name="Normal" style:family="paragraph">
      <style:text-properties fo:font-weight="bold" style:font-weight-asian="bold" style:font-weight-complex="bold"/>
    </style:style>
    <style:style style:name="P12" style:parent-style-name="Normal" style:family="paragraph">
      <style:text-properties fo:font-weight="bold" style:font-weight-asian="bold" style:font-weight-complex="bold"/>
    </style:style>
    <style:style style:name="P13" style:parent-style-name="Normal" style:family="paragraph">
      <style:text-properties fo:font-weight="bold" style:font-weight-asian="bold" style:font-weight-complex="bold"/>
    </style:style>
    <style:style style:name="P14" style:parent-style-name="Normal" style:family="paragraph">
      <style:text-properties fo:font-weight="bold" style:font-weight-asian="bold" style:font-weight-complex="bold"/>
    </style:style>
    <style:style style:name="P15" style:parent-style-name="Normal" style:family="paragraph">
      <style:text-properties fo:font-weight="bold" style:font-weight-asian="bold" style:font-weight-complex="bold"/>
    </style:style>
    <style:style style:name="P16" style:parent-style-name="Normal" style:family="paragraph">
      <style:text-properties fo:font-weight="bold" style:font-weight-asian="bold" style:font-weight-complex="bold"/>
    </style:style>
    <style:style style:name="P17" style:parent-style-name="Normal" style:family="paragraph">
      <style:text-properties fo:font-weight="bold" style:font-weight-asian="bold" style:font-weight-complex="bold"/>
    </style:style>
    <style:style style:name="P18" style:parent-style-name="Normal" style:family="paragraph">
      <style:text-properties fo:font-weight="bold" style:font-weight-asian="bold" style:font-weight-complex="bold"/>
    </style:style>
    <style:style style:name="P19" style:parent-style-name="Normal" style:family="paragraph">
      <style:text-properties fo:font-weight="bold" style:font-weight-asian="bold" style:font-weight-complex="bold"/>
    </style:style>
    <style:style style:name="P20" style:parent-style-name="Normal" style:family="paragraph">
      <style:text-properties fo:font-weight="bold" style:font-weight-asian="bold" style:font-weight-complex="bold"/>
    </style:style>
    <style:style style:name="P21" style:parent-style-name="Normal" style:family="paragraph">
      <style:text-properties fo:font-weight="bold" style:font-weight-asian="bold" style:font-weight-complex="bold"/>
    </style:style>
    <style:style style:name="P22" style:parent-style-name="Normal" style:family="paragraph">
      <style:text-properties fo:font-weight="bold" style:font-weight-asian="bold" style:font-weight-complex="bold"/>
    </style:style>
    <style:style style:name="P23" style:parent-style-name="Normal" style:family="paragraph">
      <style:text-properties fo:font-weight="bold" style:font-weight-asian="bold" style:font-weight-complex="bold"/>
    </style:style>
    <style:style style:name="P24" style:parent-style-name="Normal" style:family="paragraph">
      <style:text-properties fo:font-weight="bold" style:font-weight-asian="bold" style:font-weight-complex="bold"/>
    </style:style>
    <style:style style:name="P25" style:parent-style-name="Normal" style:family="paragraph">
      <style:text-properties fo:font-weight="bold" style:font-weight-asian="bold" style:font-weight-complex="bold" fo:language="it" fo:country="IT"/>
    </style:style>
    <style:style style:name="T26" style:parent-style-name="DefaultParagraphFont" style:family="text">
      <style:text-properties fo:language="it" fo:country="IT"/>
    </style:style>
    <style:style style:name="P27" style:parent-style-name="Normal" style:family="paragraph">
      <style:text-properties fo:font-weight="bold" style:font-weight-asian="bold" style:font-weight-complex="bold"/>
    </style:style>
    <style:style style:name="P28" style:parent-style-name="Normal" style:family="paragraph">
      <style:text-properties fo:font-weight="bold" style:font-weight-asian="bold" style:font-weight-complex="bold" fo:language="it" fo:country="IT"/>
    </style:style>
    <style:style style:name="P29" style:parent-style-name="Normal" style:family="paragraph">
      <style:text-properties fo:language="it" fo:country="IT"/>
    </style:style>
    <style:style style:name="P30" style:parent-style-name="Normal" style:family="paragraph">
      <style:text-properties fo:font-weight="bold" style:font-weight-asian="bold" style:font-weight-complex="bold" fo:language="it" fo:country="IT"/>
    </style:style>
    <style:style style:name="P31" style:parent-style-name="Normal" style:family="paragraph">
      <style:text-properties fo:font-weight="bold" style:font-weight-asian="bold" style:font-weight-complex="bold"/>
    </style:style>
    <style:style style:name="P32" style:parent-style-name="Normal" style:family="paragraph">
      <style:text-properties fo:font-weight="bold" style:font-weight-asian="bold" style:font-weight-complex="bold"/>
    </style:style>
    <style:style style:name="P33" style:parent-style-name="Normal" style:family="paragraph">
      <style:text-properties fo:font-weight="bold" style:font-weight-asian="bold" style:font-weight-complex="bold"/>
    </style:style>
    <style:style style:name="P34" style:parent-style-name="Normal" style:family="paragraph">
      <style:text-properties fo:font-weight="bold" style:font-weight-asian="bold" style:font-weight-complex="bold"/>
    </style:style>
    <style:style style:name="P35" style:parent-style-name="Normal" style:family="paragraph">
      <style:text-properties fo:font-weight="bold" style:font-weight-asian="bold" style:font-weight-complex="bold"/>
    </style:style>
    <style:style style:name="P36" style:parent-style-name="Normal" style:family="paragraph">
      <style:text-properties fo:font-weight="bold" style:font-weight-asian="bold" style:font-weight-complex="bold"/>
    </style:style>
    <style:style style:name="P37" style:parent-style-name="Normal" style:family="paragraph">
      <style:text-properties fo:font-weight="bold" style:font-weight-asian="bold" style:font-weight-complex="bold"/>
    </style:style>
    <style:style style:name="P38" style:parent-style-name="Normal" style:family="paragraph">
      <style:text-properties fo:font-weight="bold" style:font-weight-asian="bold" style:font-weight-complex="bold"/>
    </style:style>
    <style:style style:name="P39" style:parent-style-name="Normal" style:family="paragraph">
      <style:text-properties fo:font-weight="bold" style:font-weight-asian="bold" style:font-weight-complex="bold"/>
    </style:style>
    <style:style style:name="P40" style:parent-style-name="Normal" style:family="paragraph">
      <style:text-properties fo:font-weight="bold" style:font-weight-asian="bold" style:font-weight-complex="bold"/>
    </style:style>
    <style:style style:name="P41" style:parent-style-name="Normal" style:family="paragraph">
      <style:text-properties fo:font-weight="bold" style:font-weight-asian="bold" style:font-weight-complex="bold"/>
    </style:style>
    <style:style style:name="P42" style:parent-style-name="Normal" style:family="paragraph">
      <style:text-properties fo:font-weight="bold" style:font-weight-asian="bold" style:font-weight-complex="bold"/>
    </style:style>
    <style:style style:name="P43" style:parent-style-name="Normal" style:family="paragraph">
      <style:text-properties fo:font-weight="bold" style:font-weight-asian="bold" style:font-weight-complex="bold"/>
    </style:style>
    <style:style style:name="P44" style:parent-style-name="Normal" style:family="paragraph">
      <style:text-properties fo:font-weight="bold" style:font-weight-asian="bold" style:font-weight-complex="bold"/>
    </style:style>
    <style:style style:name="P45" style:parent-style-name="Normal" style:family="paragraph">
      <style:text-properties fo:font-weight="bold" style:font-weight-asian="bold" style:font-weight-complex="bold"/>
    </style:style>
    <style:style style:name="P46" style:parent-style-name="Normal" style:family="paragraph">
      <style:text-properties fo:font-weight="bold" style:font-weight-asian="bold" style:font-weight-complex="bold"/>
    </style:style>
    <style:style style:name="P47" style:parent-style-name="Normal" style:family="paragraph">
      <style:text-properties fo:font-weight="bold" style:font-weight-asian="bold" style:font-weight-complex="bold"/>
    </style:style>
    <style:style style:name="P48" style:parent-style-name="Normal" style:family="paragraph">
      <style:text-properties fo:font-weight="bold" style:font-weight-asian="bold" style:font-weight-complex="bold"/>
    </style:style>
    <style:style style:name="P49" style:parent-style-name="Normal" style:family="paragraph">
      <style:text-properties fo:font-weight="bold" style:font-weight-asian="bold" style:font-weight-complex="bold"/>
    </style:style>
    <style:style style:name="P50" style:parent-style-name="Normal" style:family="paragraph">
      <style:text-properties fo:font-weight="bold" style:font-weight-asian="bold" style:font-weight-complex="bold"/>
    </style:style>
    <style:style style:name="P51" style:parent-style-name="Normal" style:family="paragraph">
      <style:text-properties fo:font-weight="bold" style:font-weight-asian="bold" style:font-weight-complex="bold"/>
    </style:style>
    <style:style style:name="P52" style:parent-style-name="Normal" style:family="paragraph">
      <style:text-properties fo:font-weight="bold" style:font-weight-asian="bold" style:font-weight-complex="bold"/>
    </style:style>
    <style:style style:name="P53" style:parent-style-name="Normal" style:family="paragraph">
      <style:text-properties fo:font-weight="bold" style:font-weight-asian="bold" style:font-weight-complex="bold"/>
    </style:style>
    <style:style style:name="P54" style:parent-style-name="Normal" style:family="paragraph">
      <style:text-properties fo:font-weight="bold" style:font-weight-asian="bold" style:font-weight-complex="bold"/>
    </style:style>
    <style:style style:name="P55" style:parent-style-name="Normal" style:family="paragraph">
      <style:text-properties fo:font-weight="bold" style:font-weight-asian="bold" style:font-weight-complex="bold"/>
    </style:style>
    <style:style style:name="T56" style:parent-style-name="DefaultParagraphFont" style:family="text">
      <style:text-properties fo:language="it" fo:country="IT"/>
    </style:style>
    <style:style style:name="P57" style:parent-style-name="Normal" style:family="paragraph">
      <style:text-properties fo:font-weight="bold" style:font-weight-asian="bold" style:font-weight-complex="bold" fo:language="it" fo:country="IT"/>
    </style:style>
  </office:automatic-styles>
  <office:body>
    <office:text text:use-soft-page-breaks="true">
      <text:p text:style-name="P1">Hai detto:</text:p>
      <text:p text:style-name="Normal">Good evening.</text:p>
      <text:p text:style-name="P2">ChatGPT ha detto:</text:p>
      <text:p text:style-name="Normal">Good evening! Welcome to our restaurant. Do you have a reservation with us tonight?</text:p>
      <text:p text:style-name="P3">Hai detto:</text:p>
      <text:p text:style-name="Normal"><text:span text:style-name="T4">Oh yes, I'm<text:s/></text:span>[***NAME***]<text:span text:style-name="T5">.<text:s/></text:span>Could you please check if there is a table Bouguette in my name?</text:p>
      <text:p text:style-name="P6">ChatGPT ha detto:</text:p>
      <text:p text:style-name="Normal">Thank you,<text:s/>[***NAME***]. Let me just check that for you... Ah yes, I found a table under the name Bouguette. May I take you to your seat? Would you prefer to sit by the window or inside?</text:p>
      <text:p text:style-name="P7">Hai detto:</text:p>
      <text:p text:style-name="Normal">Shall we see it near the window, please?</text:p>
      <text:p text:style-name="P8">ChatGPT ha detto:</text:p>
      <text:p text:style-name="Normal">Of course, right this way. A table by the window it is—such a lovely choice. Here you are. May I offer you something to drink while you look at the menu?</text:p>
      <text:p text:style-name="P9">Hai detto:</text:p>
      <text:p text:style-name="Normal">May I see the menu, please, and also the wine list?</text:p>
      <text:p text:style-name="P10">ChatGPT ha detto:</text:p>
      <text:p text:style-name="Normal">Absolutely, here’s your menu—and I’ll bring the wine list right away. Please take your time. Would you like me to talk you through any dishes or recommend something special today?</text:p>
      <text:p text:style-name="P11">Hai detto:</text:p>
      <text:p text:style-name="Normal">Yes, what is it in the dish of the day?</text:p>
      <text:p text:style-name="P12">ChatGPT ha detto:</text:p>
      <text:p text:style-name="Normal">Today’s special could be our homemade Beef Lasagna, served with garlic bread and a fresh garden salad. It’s hearty and very comforting. Would you like me to tell you more about it?</text:p>
      <text:p text:style-name="P13">Hai detto:</text:p>
      <text:p text:style-name="Normal">Could you tell me if you have dishes for</text:p>
      <text:p text:style-name="P14">ChatGPT ha detto:</text:p>
      <text:p text:style-name="Normal">Of course—could you please repeat that? Did you mean dishes for a specific dietary need, such as vegetarian, gluten-free, or something else?</text:p>
      <text:p text:style-name="P15">Hai detto:</text:p>
      <text:p text:style-name="Normal">I don't understand. Please, could you repeat? Slowly.</text:p>
      <text:p text:style-name="P16">ChatGPT ha detto:</text:p>
      <text:soft-page-break/>
      <text:p text:style-name="Normal">Of course, no problem at all. I just wanted to ask—are you looking for dishes for a special diet? For example, vegetarian, vegan, gluten-free, or if you have any food allergies?</text:p>
      <text:p text:style-name="P17">Hai detto:</text:p>
      <text:p text:style-name="Normal">Okay, I would like a vegetarian starter.</text:p>
      <text:p text:style-name="P18">ChatGPT ha detto:</text:p>
      <text:p text:style-name="Normal">Very good. We do have a few vegetarian starters. You could choose the Caesar Salad, the Garlic Bread, the Tomato Soup, or the Mozzarella Sticks. Would any of those be suitable for you?</text:p>
      <text:p text:style-name="P19">Hai detto:</text:p>
      <text:p text:style-name="Normal">I would like a Caesar salad without parmesan cheese, please.</text:p>
      <text:p text:style-name="P20">ChatGPT ha detto:</text:p>
      <text:p text:style-name="Normal">Certainly, a Caesar Salad without parmesan cheese. I’ll make sure the kitchen prepares it just as you wish. And for your main course, may I suggest something vegetarian as well, or would you like to hear all the options?</text:p>
      <text:p text:style-name="P21">Hai detto:</text:p>
      <text:p text:style-name="Normal">OpenAI is not operational yet.</text:p>
      <text:p text:style-name="P22">ChatGPT ha<text:s/>detto:</text:p>
      <text:p text:style-name="Normal">I'm sorry, could you repeat that? I didn’t quite catch what you meant. Did you want to continue with your main course selection?</text:p>
      <text:p text:style-name="P23">Hai detto:</text:p>
      <text:p text:style-name="Normal">Yes, thank you.</text:p>
      <text:p text:style-name="P24">ChatGPT ha detto:</text:p>
      <text:p text:style-name="Normal">You're very welcome. For a vegetarian main course, we have a lovely Vegetarian Pizza. It’s topped with fresh vegetables and mozzarella. Would that interest you, or might you prefer something else from the menu?</text:p>
      <text:p text:style-name="P25">Hai detto:</text:p>
      <text:p text:style-name="Normal"><text:span text:style-name="T26">No, no, vegetarian pizza is okay.<text:s/></text:span>So, should I go to the bathroom? Can you show me where is it,<text:s/>please?</text:p>
      <text:p text:style-name="P27">ChatGPT ha detto:</text:p>
      <text:p text:style-name="Normal">Of course—the vegetarian pizza it is. And yes, if you’d like to use the bathroom, it’s just down the hallway to your left, right past the bar. Would you like me to bring your starter after you return?</text:p>
      <text:p text:style-name="P28">Hai detto:</text:p>
      <text:p text:style-name="P29">Umm...</text:p>
      <text:p text:style-name="P30">ChatGPT ha detto:</text:p>
      <text:soft-page-break/>
      <text:p text:style-name="Normal">Take your time—no rush at all. Would you prefer your starter to be served now, or after you come back from the bathroom?</text:p>
      <text:p text:style-name="P31">Hai detto:</text:p>
      <text:p text:style-name="Normal">where I come back to the bathroom and I would meet and fish courses. And would you mind explaining what is recommended?</text:p>
      <text:p text:style-name="P32">ChatGPT ha detto:</text:p>
      <text:p text:style-name="Normal">Absolutely! When you come back, I’ll make sure everything is ready for your meal. As for the fish courses, we have a few options. You might enjoy the Grilled Salmon—it’s light and flavorful. Or perhaps the Seafood Paella, which is rich with prawns, mussels, and rice.</text:p>
      <text:p text:style-name="Normal">Would you like me to recommend based on something light, or something more filling?</text:p>
      <text:p text:style-name="P33">Hai detto:</text:p>
      <text:p text:style-name="Normal">... something light. I would like a grilled salmon. Please.</text:p>
      <text:p text:style-name="P34">ChatGPT ha detto:</text:p>
      <text:p text:style-name="Normal">Very nice choice—the Grilled Salmon is light and delicious. I’ll add that to your order. So just to confirm, you’ll start with a Caesar Salad without parmesan, then the Vegetarian Pizza, and also the Grilled Salmon. Is that right?</text:p>
      <text:p text:style-name="P35">Hai detto:</text:p>
      <text:p text:style-name="Normal">Yes, it's right, but I would like the wine list, and please, would you recommend a wine for these dishes?</text:p>
      <text:p text:style-name="P36">ChatGPT ha detto:</text:p>
      <text:p text:style-name="Normal">Certainly, here is the wine list. For your dishes, I’d recommend a crisp white wine—something like a Sauvignon Blanc. It pairs beautifully with both the salad and the grilled salmon, and it’s refreshing enough to enjoy with the vegetarian pizza too. Would you like a glass or a bottle?</text:p>
      <text:p text:style-name="P37">Hai detto:</text:p>
      <text:p text:style-name="Normal">Glass, please.</text:p>
      <text:p text:style-name="P38">ChatGPT ha detto:</text:p>
      <text:p text:style-name="Normal">Lovely—a glass of Sauvignon Blanc it is. I’ll bring that right over. Please relax and enjoy the view. Would you like me to bring your starter now?</text:p>
      <text:p text:style-name="P39">Hai detto:</text:p>
      <text:p text:style-name="Normal">Yes, thank you.</text:p>
      <text:p text:style-name="P40">ChatGPT ha detto:</text:p>
      <text:p text:style-name="Normal">You're very welcome. I’ll be back shortly with your Caesar Salad and wine. If you need anything else in the meantime, just let me know.</text:p>
      <text:p text:style-name="P41">Hai detto:</text:p>
      <text:soft-page-break/>
      <text:p text:style-name="Normal">Excuse me, I would like also a<text:s/>still water, please.</text:p>
      <text:p text:style-name="P42">ChatGPT ha detto:</text:p>
      <text:p text:style-name="Normal">Of course, a still water coming right up. I’ll bring that along with your wine and salad. Enjoy!</text:p>
      <text:p text:style-name="P43">Hai detto:</text:p>
      <text:p text:style-name="Normal">Thank you.</text:p>
      <text:p text:style-name="P44">ChatGPT ha detto:</text:p>
      <text:p text:style-name="Normal">It’s my pleasure! I’ll be back in just a moment with everything.</text:p>
      <text:p text:style-name="P45">Hai<text:s/>detto:</text:p>
      <text:p text:style-name="Normal">Thank you. Please, I would like a bill.</text:p>
      <text:p text:style-name="P46">ChatGPT ha detto:</text:p>
      <text:p text:style-name="Normal">Of course, I’ll prepare the bill for you right away. May I ask—did everything meet your expectations today?</text:p>
      <text:p text:style-name="P47">Hai detto:</text:p>
      <text:p text:style-name="Normal">Yes, yes, very good, this is a beautiful restaurant and you are very polite and great.</text:p>
      <text:p text:style-name="P48">ChatGPT ha detto:</text:p>
      <text:p text:style-name="Normal">Thank you so much, that’s truly kind of you to say. It was a real pleasure serving you today. I’ll be back in just a moment with your bill.</text:p>
      <text:p text:style-name="P49">Hai detto:</text:p>
      <text:p text:style-name="Normal">Thank you. Please, could I pay by card?</text:p>
      <text:p text:style-name="P50">ChatGPT ha detto:</text:p>
      <text:p text:style-name="Normal">Yes, absolutely—you may pay by card, no problem at all. I’ll bring the card machine over with your bill. Thank you again,<text:s/>[***NAME***].</text:p>
      <text:p text:style-name="P51">Hai detto:</text:p>
      <text:p text:style-name="Normal">Yes.</text:p>
      <text:p text:style-name="P52">ChatGPT ha detto:</text:p>
      <text:p text:style-name="Normal">Here you go—this is your bill, and the card machine is ready whenever you are. Take your time. Thank you once again for dining with us this evening,<text:s/>[***NAME***].</text:p>
      <text:p text:style-name="P53">Hai detto:</text:p>
      <text:p text:style-name="Normal">Okay, okay, thank you. This is my card, and thank you very much for this beautiful day.</text:p>
      <text:p text:style-name="P54">ChatGPT ha detto:</text:p>
      <text:p text:style-name="Normal">Thank you,<text:s/>[***NAME***]. I’ve processed your payment—everything is all set. It was truly a pleasure having you with us. Have a wonderful evening, and we hope to welcome you back very soon!</text:p>
      <text:p text:style-name="P55">Hai detto:</text:p>
      <text:soft-page-break/>
      <text:p text:style-name="Normal">Thank you. Have a good night.<text:s/><text:span text:style-name="T56">Bye-bye.</text:span></text:p>
      <text:p text:style-name="P57">ChatGPT ha detto:</text:p>
      <text:p text:style-name="Normal">You're very welcome. Have a lovely night, and take care. Bye-by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imone Spagnoli</meta:initial-creator>
    <dc:creator>Simone Spagnoli</dc:creator>
    <meta:creation-date>2025-06-10T08:12:00Z</meta:creation-date>
    <dc:date>2025-12-24T10:41:00Z</dc:date>
    <meta:template xlink:href="Normal" xlink:type="simple"/>
    <meta:editing-cycles>3</meta:editing-cycles>
    <meta:editing-duration>PT240S</meta:editing-duration>
    <meta:document-statistic meta:page-count="5" meta:paragraph-count="12" meta:word-count="942" meta:character-count="6304" meta:row-count="44" meta:non-whitespace-character-count="5374"/>
  </office:meta>
</office:document-meta>
</file>